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6" style:parent-style-name="Standardnípísmoodstavce" style:family="text">
      <style:text-properties fo:font-weight="bold" style:font-weight-asian="bold"/>
    </style:style>
    <style:style style:name="P17" style:parent-style-name="Nadpis1" style:family="paragraph">
      <style:paragraph-properties fo:text-align="justify"/>
    </style:style>
    <style:style style:name="P18" style:parent-style-name="Číslovanýseznam" style:family="paragraph">
      <style:paragraph-properties fo:margin-left="0.3937in" fo:text-indent="-0.3937in">
        <style:tab-stops/>
      </style:paragraph-properties>
    </style:style>
    <style:style style:name="T19" style:parent-style-name="Značkapozn.podčarou" style:family="text">
      <style:text-properties style:use-window-font-color="true"/>
    </style:style>
    <style:style style:name="T20" style:parent-style-name="Značkapozn.podčarou" style:family="text">
      <style:text-properties fo:font-weight="normal" style:font-weight-asian="normal" fo:font-size="9pt" style:font-size-asian="9pt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P22" style:parent-style-name="Číslovanýseznam" style:family="paragraph">
      <style:paragraph-properties fo:margin-left="0.1972in" fo:text-indent="-0.1972in">
        <style:tab-stops/>
      </style:paragraph-properties>
    </style:style>
    <style:style style:name="P23" style:parent-style-name="Číslovanýseznam" style:family="paragraph">
      <style:paragraph-properties fo:margin-left="0.1972in" fo:text-indent="-0.1972in">
        <style:tab-stops/>
      </style:paragraph-properties>
    </style:style>
    <style:style style:name="P24" style:parent-style-name="Číslovanýseznam" style:family="paragraph">
      <style:paragraph-properties fo:margin-left="0.1972in" fo:text-indent="-0.1972in">
        <style:tab-stops/>
      </style:paragraph-properties>
    </style:style>
    <style:style style:name="P25" style:parent-style-name="Nadpis2" style:family="paragraph">
      <style:text-properties fo:font-weight="normal" style:font-weight-asian="normal"/>
    </style:style>
    <style:style style:name="T26" style:parent-style-name="Značkapozn.podčarou" style:family="text">
      <style:text-properties fo:font-weight="normal" style:font-weight-asian="normal" fo:font-size="9pt" style:font-size-asian="9pt"/>
    </style:style>
    <style:style style:name="P27" style:parent-style-name="Nadpis2" style:family="paragraph">
      <style:text-properties fo:font-weight="normal" style:font-weight-asian="normal"/>
    </style:style>
    <style:style style:name="P28" style:parent-style-name="Nadpis2" style:family="paragraph">
      <style:text-properties fo:font-weight="normal" style:font-weight-asian="normal"/>
    </style:style>
    <style:style style:name="P2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81/2022<text:bookmark-end text:name="Text14"/></text:p>
            <text:p text:style-name="Normální">KVOP-53835/2022<text:bookmark-end text:name="Text2"/></text:p>
            <text:p text:style-name="Normální"><text:bookmark-start text:name="Text6"/>13. 10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. S.</text:p>
            <text:p text:style-name="Normální"/>
            <text:p text:style-name="Normální"/>
            <text:p text:style-name="Normální"/>
            <text:p text:style-name="Normální"><text:span text:style-name="T16">ID DS:</text:span></text:p>
            <text:p text:style-name="Normální"/>
            <text:p text:style-name="Normální"/>
          </table:table-cell>
        </table:table-row>
      </table:table>
      <text:h text:style-name="P17" text:outline-level="1">Sdělení<text:s/>o<text:s/>vyřízení<text:s/>žádosti<text:s/>o<text:s/>informace<text:s/>podle<text:s/>zákona<text:s/>č.<text:s/>106/1999 Sb.,<text:s/>o<text:s/>svobodném přístupu<text:s/>k<text:s/>informacím</text:h>
      <text:p text:style-name="Základnítext">Vážený pane<text:s/>S.,</text:p>
      <text:p text:style-name="Základnítext">dne 6. října 2022 obdržela Kancelář veřejného ochránce práv Vaši žádost o informace. Žádáte o<text:s/>informace:</text:p>
      <text:list text:style-name="LFO12" text:continue-numbering="true">
        <text:list-item>
          <text:p text:style-name="P18">Zda je sdělení veřejného ochránce práv<text:span text:style-name="T19"><text:note text:note-class="footnote" text:id="_ftn0"><text:note-citation>1</text:note-citation><text:note-body><text:p text:style-name="Textpozn.podčarou"><text:s/><text:span text:style-name="T20"><text:tab/></text:span>Dopis odeslaný pod č. j. KVOP-52372/2022 ze dne 5. října 2022.</text:p></text:note-body></text:note></text:span><text:s/>konečným rozhodnutím ve věci vaší<text:s/>stížnosti?<text:span text:style-name="Značkapozn.podčarou"><text:note text:note-class="footnote" text:id="_ftn1"><text:note-citation>2</text:note-citation><text:note-body><text:p text:style-name="Textpozn.podčarou"><text:s/><text:span text:style-name="T21"><text:tab/></text:span>Podnět vedený pod sp. zn. VOP 15757/2022/JS.</text:p></text:note-body></text:note></text:span></text:p>
        </text:list-item>
        <text:list-item>
          <text:p text:style-name="P22">Zda lze proti konečnému rozhodnutí veřejného ochránce práv v uvedené věci podat jakýkoliv opravný prostředek, např. ústavní stížnost, interpelaci poslancům, stížnost zmocněnci vlády pro lidská práva, resp. jaká je další procesní obrana.</text:p>
        </text:list-item>
        <text:list-item>
          <text:p text:style-name="P23">Zda v uvedené věci lze důkazně použít audiozáznam, kdy firmy nabízejí zdravým osobám pouze dohodu o provedení práce, zatímco lidem se zdravotním postižením nabízí práci na hlavní pracovní poměr (pracovní smlouvu), a to včetně dalších finančních bonusů?</text:p>
        </text:list-item>
        <text:list-item>
          <text:p text:style-name="P24">V jakém formátu přijímá veřejný ochránce práv zvukové soubory jako přílohu k podnětům?</text:p>
        </text:list-item>
      </text:list>
      <text:p text:style-name="Základnítext"><text:span text:style-name="Silné">K</text:span><text:span text:style-name="Silné"><text:s/></text:span><text:span text:style-name="Silné">Vaší žádosti</text:span><text:span text:style-name="Silné"><text:s/>poskytuji tyto informace:</text:span></text:p>
      <text:h text:style-name="P25" text:outline-level="2">K bodu<text:s/>č.<text:s/>1<text:s/>a 2</text:h>
      <text:p text:style-name="Základnítext">Ochránce v rámci své činnosti nevydává autoritativní rozhodnutí, která by osvědčovala právní stav či zakládala práva a povinnosti třetích stran. Výše uvedený dopis veřejného ochránce práv není rozhodnutím ve smyslu správního či soudního rozhodnutí. Obsahově jde o sdělení, že Váš podnět věcně nespadá do okruhu oblastí, kterými se ochránce může zabývat, tedy vést šetření či prověřování námitky diskriminace. Dále pak o vysvětlení proč tomu tak je.</text:p>
      <text:p text:style-name="Základnítext">Proti vyjádřením a výstupům z činnosti veřejného ochránce práv nelze podat opravný prostředek. Tím není dotčena možnost obrátit se s Vaším podnětem na jinou instituci,<text:s/><text:soft-page-break/>oslovit poslance či senátory, případně se obrátit na soud. Pro úplnost uvádím, že přípustnost ústavní stížnosti je upravena v zákoně o Ústavním soudu.<text:span text:style-name="Značkapozn.podčarou"><text:note text:note-class="footnote" text:id="_ftn2"><text:note-citation>3</text:note-citation><text:note-body><text:p text:style-name="Textpozn.podčarou"><text:s/><text:span text:style-name="T26"><text:tab/></text:span>§ 72 a násl. zákona č. 182/1993 Sb., o Ústavním soudu.</text:p></text:note-body></text:note></text:span></text:p>
      <text:h text:style-name="P27" text:outline-level="2">K bodu<text:s/>č. 3</text:h>
      <text:p text:style-name="Základnítext">Obecně lze říci, že k obraně práv a chráněných zájmů lze použít i nahrávání zvuku či videa, aniž by osoby zaznamenané vyslovily s nahráváním souhlas. Ochránce nahrávky od stěžovatelů přijímá a vyhodnocuje je dle jejich obsahu. O přípustnosti konkrétní nahrávky jako důkazu v soudním řízení rozhoduje soud.</text:p>
      <text:h text:style-name="P28" text:outline-level="2">K<text:s/>bodu<text:s/>č.<text:s/>4</text:h>
      <text:p text:style-name="Základnítext">Přijímané formáty zvukových souborů, stejně jako přípustné typy datových nosičů a velikost příloh elektronických zpráv upravují Pravidla elektronické komunikace uvedená na internetových stránkách ochránce zde:<text:s/><text:a xlink:href="https://www.ochrance.cz/info/pravidla-komunikace/" office:target-frame-name="_top" xlink:show="replace"><text:span text:style-name="Hypertextovýodkaz">https://www.ochrance.cz/info/pravidla-komunikace/</text:span></text:a>.</text:p>
      <text:p text:style-name="Základnítext">S pozdravem</text:p>
      <text:p text:style-name="Základnítext"/>
      <text:p text:style-name="P29">JUDr. Pavel Pořízek, Ph.D. v. r.</text:p>
      <text:p text:style-name="podpis">vedoucí Kanceláře veřejného ochránce práv</text:p>
      <text:p text:style-name="podpis">(podepsáno elektronicky)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="Calibri" style:font-name-asian="Times New Roman" style:font-name-complex="Times New Roman"/>
    </style:style>
    <style:style style:name="WW_CharLFO3LVL1" style:family="text">
      <style:text-properties style:font-name="Calibri" style:font-name-asian="Times New Roman"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Calibri" style:font-name-asian="Times New Roman" style:font-name-complex="Times New Roman"/>
    </style:style>
    <style:style style:name="WW_CharLFO5LVL1" style:family="text">
      <style:text-properties style:font-name="Calibri" style:font-name-asian="Times New Roman" style:font-name-complex="Times New Roman"/>
    </style:style>
    <style:style style:name="WW_CharLFO6LVL1" style:family="text">
      <style:text-properties style:font-name="Calibri" style:font-name-asian="Times New Roman" style:font-name-complex="Times New Roman"/>
    </style:style>
    <style:style style:name="WW_CharLFO7LVL1" style:family="text">
      <style:text-properties style:font-name="Calibri" style:font-name-asian="Times New Roman"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-complex="Times New Roman" style:use-window-font-color="true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>
        <style:tab-stops>
          <style:tab-stop style:type="left" style:position="3.2034in"/>
        </style:tab-stops>
      </style:paragraph-properties>
      <style:text-properties style:font-name="Calibri" style:font-size-complex="11.5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ZL5C*</text:span>*KVOPX00CZL5C*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11T10:24:00Z</meta:creation-date>
    <dc:date>2022-11-11T11:47:00Z</dc:date>
    <meta:print-date>2016-06-27T07:08:00Z</meta:print-date>
    <meta:template xlink:href="KVOP_dopis%20vedoucího" xlink:type="simple"/>
    <meta:editing-cycles>3</meta:editing-cycles>
    <meta:editing-duration>PT5640S</meta:editing-duration>
    <meta:user-defined meta:name="ContentTypeId">0x010100D3A71DC738674B4893D02C4CA0E22FAC</meta:user-defined>
    <meta:document-statistic meta:page-count="2" meta:paragraph-count="5" meta:word-count="387" meta:character-count="2667" meta:row-count="19" meta:non-whitespace-character-count="2285"/>
  </office:meta>
</office:document-meta>
</file>